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Arial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Georgia"/>
    </style:style>
    <style:style style:name="P2" style:family="paragraph" style:parent-style-name="Text_20_body">
      <style:text-properties style:font-name="Georgia" officeooo:paragraph-rsid="003f6c7c"/>
    </style:style>
    <style:style style:name="P3" style:family="paragraph" style:parent-style-name="Text_20_body">
      <style:text-properties style:font-name="Georgia" officeooo:paragraph-rsid="004d8f99"/>
    </style:style>
    <style:style style:name="P4" style:family="paragraph" style:parent-style-name="Text_20_body">
      <style:text-properties style:font-name="Georgia" officeooo:paragraph-rsid="005260d9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officeooo:rsid="002338dc" officeooo:paragraph-rsid="002a900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officeooo:rsid="00328b35" officeooo:paragraph-rsid="0035e051" style:font-weight-asian="normal" style:font-weight-complex="normal"/>
    </style:style>
    <style:style style:name="P8" style:family="paragraph" style:parent-style-name="Text_20_body">
      <style:text-properties style:font-name="Georgia" officeooo:rsid="0041af7e" officeooo:paragraph-rsid="00634755"/>
    </style:style>
    <style:style style:name="P9" style:family="paragraph" style:parent-style-name="Text_20_body">
      <style:text-properties style:font-name="Georgia" officeooo:rsid="0041af7e" officeooo:paragraph-rsid="006798fb"/>
    </style:style>
    <style:style style:name="P10" style:family="paragraph" style:parent-style-name="Text_20_body">
      <style:text-properties style:font-name="Georgia" officeooo:rsid="0041af7e" officeooo:paragraph-rsid="006f83fd"/>
    </style:style>
    <style:style style:name="P11" style:family="paragraph" style:parent-style-name="Text_20_body">
      <style:text-properties style:font-name="Georgia" officeooo:rsid="0041af7e" officeooo:paragraph-rsid="0078da44"/>
    </style:style>
    <style:style style:name="P12" style:family="paragraph" style:parent-style-name="Text_20_body">
      <style:text-properties style:font-name="Georgia" officeooo:rsid="0041af7e" officeooo:paragraph-rsid="007f60a1"/>
    </style:style>
    <style:style style:name="P13" style:family="paragraph" style:parent-style-name="Text_20_body">
      <style:text-properties style:font-name="Georgia" officeooo:paragraph-rsid="00a14b91"/>
    </style:style>
    <style:style style:name="P14" style:family="paragraph" style:parent-style-name="Text_20_body">
      <style:text-properties style:font-name="Georgia" officeooo:paragraph-rsid="00a509e9"/>
    </style:style>
    <style:style style:name="P15" style:family="paragraph" style:parent-style-name="Text_20_body">
      <style:text-properties style:font-name="Georgia" officeooo:paragraph-rsid="00a6a080"/>
    </style:style>
    <style:style style:name="P16" style:family="paragraph" style:parent-style-name="Text_20_body">
      <style:text-properties style:font-name="Georgia" officeooo:rsid="00a6a080" officeooo:paragraph-rsid="00a6a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af7e" style:font-weight-asian="bold" style:font-weight-complex="bold"/>
    </style:style>
    <style:style style:name="T3" style:family="text">
      <style:text-properties fo:font-weight="bold" officeooo:rsid="00348149" style:font-weight-asian="bold" style:font-weight-complex="bold"/>
    </style:style>
    <style:style style:name="T4" style:family="text">
      <style:text-properties fo:font-weight="bold" officeooo:rsid="002d8789" style:font-weight-asian="bold" style:font-weight-complex="bold"/>
    </style:style>
    <style:style style:name="T5" style:family="text">
      <style:text-properties fo:font-weight="bold" officeooo:rsid="002c0590" style:font-weight-asian="bold" style:font-weight-complex="bold"/>
    </style:style>
    <style:style style:name="T6" style:family="text">
      <style:text-properties fo:font-weight="bold" officeooo:rsid="001fbcd3" style:font-weight-asian="bold" style:font-weight-complex="bold"/>
    </style:style>
    <style:style style:name="T7" style:family="text">
      <style:text-properties fo:font-weight="bold" officeooo:rsid="00a6a080" style:font-weight-asian="bold" style:font-weight-complex="bold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348149" style:font-weight-asian="normal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48bc73" style:font-weight-asian="normal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4d8f99" style:font-weight-asian="normal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53b0de" style:font-weight-asian="normal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5c6990" style:font-weight-asian="normal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5cbf25" style:font-weight-asian="normal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60215b" style:font-weight-asian="normal" style:font-weight-complex="normal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62cd70" style:font-weight-asian="normal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634755" style:font-weight-asian="normal" style:font-weight-complex="normal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6a2699" style:font-weight-asian="normal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6f83fd" style:font-weight-asian="normal" style:font-weight-complex="normal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713990" style:font-weight-asian="normal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78da44" style:font-weight-asian="normal" style:font-weight-complex="normal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8c3ef7" style:font-weight-asian="normal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8ff051" style:font-weight-asian="normal" style:font-weight-complex="normal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a14b91" style:font-weight-asian="normal" style:font-weight-complex="normal"/>
    </style:style>
    <style:style style:name="T24" style:family="text">
      <style:text-properties fo:font-variant="normal" fo:text-transform="none" fo:color="#000000" fo:font-size="12pt" fo:letter-spacing="normal" fo:font-style="normal" fo:font-weight="bold" officeooo:rsid="008ff051" style:font-weight-asian="bold" style:font-weight-complex="bold"/>
    </style:style>
    <style:style style:name="T25" style:family="text">
      <style:text-properties fo:font-variant="normal" fo:text-transform="none" fo:color="#000000" fo:font-size="12pt" fo:letter-spacing="normal" fo:font-style="normal" fo:font-weight="bold" officeooo:rsid="008c3ef7" style:font-weight-asian="bold" style:font-weight-complex="bold"/>
    </style:style>
    <style:style style:name="T26" style:family="text">
      <style:text-properties fo:font-variant="normal" fo:text-transform="none" fo:color="#000000" fo:font-size="12pt" fo:letter-spacing="normal" fo:font-style="normal" fo:font-weight="bold" officeooo:rsid="0078da44" style:font-weight-asian="bold" style:font-weight-complex="bold"/>
    </style:style>
    <style:style style:name="T27" style:family="text">
      <style:text-properties fo:font-variant="normal" fo:text-transform="none" fo:color="#000000" fo:font-size="12pt" fo:letter-spacing="normal" fo:font-style="normal" fo:font-weight="bold" officeooo:rsid="006f83fd" style:font-weight-asian="bold" style:font-weight-complex="bold"/>
    </style:style>
    <style:style style:name="T28" style:family="text">
      <style:text-properties fo:font-variant="normal" fo:text-transform="none" fo:color="#000000" fo:font-size="12pt" fo:letter-spacing="normal" fo:font-style="normal" fo:font-weight="bold" officeooo:rsid="00634755" style:font-weight-asian="bold" style:font-weight-complex="bold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62cd70" style:font-weight-asian="bold" style:font-weight-complex="bold"/>
    </style:style>
    <style:style style:name="T30" style:family="text">
      <style:text-properties fo:font-variant="normal" fo:text-transform="none" fo:color="#000000" fo:font-size="12pt" fo:letter-spacing="normal" fo:font-style="normal" fo:font-weight="bold" officeooo:rsid="0060215b" style:font-weight-asian="bold" style:font-weight-complex="bold"/>
    </style:style>
    <style:style style:name="T31" style:family="text">
      <style:text-properties fo:font-variant="normal" fo:text-transform="none" fo:color="#000000" fo:font-size="12pt" fo:letter-spacing="normal" fo:font-style="normal" fo:font-weight="bold" officeooo:rsid="005c6990" style:font-weight-asian="bold" style:font-weight-complex="bold"/>
    </style:style>
    <style:style style:name="T32" style:family="text">
      <style:text-properties fo:font-variant="normal" fo:text-transform="none" fo:color="#000000" fo:font-size="12pt" fo:letter-spacing="normal" fo:font-style="normal" fo:font-weight="bold" officeooo:rsid="005cbf25" style:font-weight-asian="bold" style:font-weight-complex="bold"/>
    </style:style>
    <style:style style:name="T33" style:family="text">
      <style:text-properties fo:font-variant="normal" fo:text-transform="none" fo:color="#000000" fo:font-size="12pt" fo:letter-spacing="normal" fo:font-style="normal" fo:font-weight="bold" officeooo:rsid="0053b0de" style:font-weight-asian="bold" style:font-weight-complex="bold"/>
    </style:style>
    <style:style style:name="T34" style:family="text">
      <style:text-properties fo:font-variant="normal" fo:text-transform="none" fo:color="#000000" fo:font-size="12pt" fo:letter-spacing="normal" fo:font-style="normal" fo:font-weight="bold" officeooo:rsid="004d8f99" style:font-weight-asian="bold" style:font-weight-complex="bold"/>
    </style:style>
    <style:style style:name="T35" style:family="text">
      <style:text-properties fo:font-variant="normal" fo:text-transform="none" fo:color="#000000" fo:font-size="12pt" fo:letter-spacing="normal" fo:font-style="normal" fo:font-weight="bold" officeooo:rsid="0048bc73" style:font-weight-asian="bold" style:font-weight-complex="bold"/>
    </style:style>
    <style:style style:name="T36" style:family="text">
      <style:text-properties fo:font-variant="normal" fo:text-transform="none" fo:color="#000000" fo:font-size="12pt" fo:letter-spacing="normal" fo:font-style="normal" fo:font-weight="bold" officeooo:rsid="003b1c58" style:font-weight-asian="bold" style:font-weight-complex="bold"/>
    </style:style>
    <style:style style:name="T37" style:family="text">
      <style:text-properties fo:font-variant="normal" fo:text-transform="none" fo:color="#000000" fo:font-size="12pt" fo:letter-spacing="normal" fo:font-style="normal" fo:font-weight="bold" officeooo:rsid="003ccbf2" style:font-weight-asian="bold" style:font-weight-complex="bold"/>
    </style:style>
    <style:style style:name="T38" style:family="text">
      <style:text-properties fo:font-variant="normal" fo:text-transform="none" fo:color="#000000" fo:font-size="12pt" fo:letter-spacing="normal" fo:font-style="normal" fo:font-weight="bold" officeooo:rsid="00a14b91" style:font-weight-asian="bold" style:font-weight-complex="bold"/>
    </style:style>
    <style:style style:name="T39" style:family="text">
      <style:text-properties officeooo:rsid="001fbcd3"/>
    </style:style>
    <style:style style:name="T40" style:family="text">
      <style:text-properties officeooo:rsid="0021327b"/>
    </style:style>
    <style:style style:name="T41" style:family="text">
      <style:text-properties officeooo:rsid="0027a45a"/>
    </style:style>
    <style:style style:name="T42" style:family="text">
      <style:text-properties officeooo:rsid="002c0590"/>
    </style:style>
    <style:style style:name="T43" style:family="text">
      <style:text-properties officeooo:rsid="002d8789"/>
    </style:style>
    <style:style style:name="T44" style:family="text">
      <style:text-properties officeooo:rsid="00348149"/>
    </style:style>
    <style:style style:name="T45" style:family="text">
      <style:text-properties officeooo:rsid="0036700a"/>
    </style:style>
    <style:style style:name="T46" style:family="text">
      <style:text-properties officeooo:rsid="003f6c7c"/>
    </style:style>
    <style:style style:name="T47" style:family="text">
      <style:text-properties officeooo:rsid="0041af7e"/>
    </style:style>
    <style:style style:name="T48" style:family="text">
      <style:text-properties officeooo:rsid="00502034"/>
    </style:style>
    <style:style style:name="T49" style:family="text">
      <style:text-properties officeooo:rsid="00552134"/>
    </style:style>
    <style:style style:name="T50" style:family="text">
      <style:text-properties officeooo:rsid="005d2bf8"/>
    </style:style>
    <style:style style:name="T51" style:family="text">
      <style:text-properties officeooo:rsid="0064d429"/>
    </style:style>
    <style:style style:name="T52" style:family="text">
      <style:text-properties officeooo:rsid="006c14a1"/>
    </style:style>
    <style:style style:name="T53" style:family="text">
      <style:text-properties officeooo:rsid="00754ad0"/>
    </style:style>
    <style:style style:name="T54" style:family="text">
      <style:text-properties officeooo:rsid="007b2376"/>
    </style:style>
    <style:style style:name="T55" style:family="text">
      <style:text-properties officeooo:rsid="00812cb2"/>
    </style:style>
    <style:style style:name="T56" style:family="text">
      <style:text-properties officeooo:rsid="0089bade"/>
    </style:style>
    <style:style style:name="T57" style:family="text">
      <style:text-properties officeooo:rsid="00a14b91"/>
    </style:style>
    <style:style style:name="T58" style:family="text">
      <style:text-properties officeooo:rsid="00a6a080"/>
    </style:style>
    <style:style style:name="T59" style:family="text">
      <style:text-properties officeooo:rsid="00d9cac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0">1. </text:span>When Carol called last night I _________________ <text:span text:style-name="T39">(</text:span><text:span text:style-name="T6">watch</text:span><text:span text:style-name="T39">) </text:span>my favorite TV show.</text:p>
      <text:p text:style-name="P5"/>
      <text:p text:style-name="P6"><text:span text:style-name="T41">2. </text:span>I <text:s/>_________________ <text:span text:style-name="T42">(</text:span><text:span text:style-name="T5">work</text:span><text:span text:style-name="T42">) </text:span>for this company for more than thirty years and I <text:s/>_________________ <text:span text:style-name="T43">(</text:span><text:span text:style-name="T4">intend</text:span><text:span text:style-name="T43">) </text:span>to stay here until I retire.</text:p>
      <text:p text:style-name="P6"/>
      <text:p text:style-name="P7">3. <text:span text:style-name="T44">Sharon loves to travel. She _________________ (</text:span><text:span text:style-name="T3">go</text:span><text:span text:style-name="T44">) abroad almost every summer. Next year she plans to go to Peru.</text:span></text:p>
      <text:p text:style-name="P1"/>
      <text:p text:style-name="P2"><text:span text:style-name="T45">4. Thomas is an author who </text:span><text:span text:style-name="T8">_________________</text:span><text:span text:style-name="T45"> </text:span><text:span text:style-name="T8">(</text:span><text:span text:style-name="T37">write</text:span><text:span text:style-name="T8">) </text:span><text:span text:style-name="T45">since he was a child. Altogether he </text:span><text:span text:style-name="T8">_________________ (</text:span><text:span text:style-name="T36">write</text:span><text:span text:style-name="T8">)</text:span><text:span text:style-name="T45">seven novels and three collections of short stories.</text:span></text:p>
      <text:p text:style-name="P2"/>
      <text:p text:style-name="P3"><text:span text:style-name="T46">5. We were late because we <text:s/></text:span><text:span text:style-name="T8">_________________ </text:span><text:span text:style-name="T9">(</text:span><text:span text:style-name="T35">have</text:span><text:span text:style-name="T9">)</text:span><text:span text:style-name="T46">some car problems. By the time we got to the train Susan <text:s/></text:span><text:span text:style-name="T8">_________________ </text:span><text:span text:style-name="T10">(</text:span><text:span text:style-name="T34">wait</text:span><text:span text:style-name="T10">)</text:span><text:span text:style-name="T46">for us for more than two hours.</text:span></text:p>
      <text:p text:style-name="P4"><text:span text:style-name="T48">6. Every day I </text:span><text:span text:style-name="T8">_________________ </text:span><text:span text:style-name="T11">(</text:span><text:span text:style-name="T33">wake</text:span><text:span text:style-name="T11">)</text:span><text:span text:style-name="T48">up at six, eat breakfast at seven and leave for work at eight. However, this morning I got up at 6:30, skipped breakfast and left for work late because I forgot to set the alarm.</text:span></text:p>
      <text:p text:style-name="P13"><text:span text:style-name="T49">7. Right now Jim </text:span><text:span text:style-name="T8">_________________ </text:span><text:span text:style-name="T12">(</text:span><text:span text:style-name="T31">pr</text:span><text:span text:style-name="T32">epare</text:span><text:span text:style-name="T12">) </text:span><text:span text:style-name="T49">dinner and Sandra </text:span><text:span text:style-name="T8">_________________ </text:span><text:span text:style-name="T23">(</text:span><text:span text:style-name="T38">bring</text:span><text:span text:style-name="T23">)</text:span><text:span text:style-name="T49">the children to bed. Last night at this time they </text:span><text:span text:style-name="T8">_________________</text:span><text:span text:style-name="T23">(do)</text:span><text:span text:style-name="T49"> <text:s/>the same thing.</text:span></text:p>
      <text:p text:style-name="P8"><text:span text:style-name="T50">8. </text:span>By this time next summer you <text:span text:style-name="T8">_________________ </text:span><text:span text:style-name="T14">(</text:span><text:span text:style-name="T30">completed</text:span><text:span text:style-name="T14">) </text:span>your studies and found a job. I, on the other hand, <text:s/><text:span text:style-name="T8">_________________ </text:span><text:span text:style-name="T15">(</text:span><text:span text:style-name="T29">accomplished</text:span><text:span text:style-name="T15">) </text:span>anything. I will still be studying and you <text:span text:style-name="T8">_________________ </text:span><text:span text:style-name="T16">(</text:span><text:span text:style-name="T28">work</text:span><text:span text:style-name="T16">) </text:span>in some new high paying job.</text:p>
      <text:p text:style-name="P9"><text:span text:style-name="T51">9. </text:span>The students are usually taught by Mr. Bingham. However, this week, they <text:s/><text:span text:style-name="T8">_________________ </text:span><text:span text:style-name="T17">(taught) </text:span>by the assistant teacher.</text:p>
      <text:p text:style-name="P10"><text:span text:style-name="T52">10. </text:span>Bob <text:s/>on the <text:span text:style-name="T8">_________________ </text:span><text:span text:style-name="T18">(</text:span><text:span text:style-name="T27">be</text:span><text:span text:style-name="T18">) </text:span><text:span text:style-name="T19">p</text:span>hone for over an hour. I wonder when he’s finished.</text:p>
      <text:p text:style-name="P11"><text:span text:style-name="T53">11. </text:span>Mary always <text:s/><text:span text:style-name="T8">_________________ </text:span><text:span text:style-name="T20">(</text:span><text:span text:style-name="T26">take</text:span><text:span text:style-name="T20">) </text:span>the children to football training at this time.</text:p>
      <text:p text:style-name="P12"><text:span text:style-name="T54">12. </text:span>While we <text:s/><text:span text:style-name="T8">_________________ </text:span><text:span text:style-name="T21">(</text:span><text:span text:style-name="T25">wait</text:span><text:span text:style-name="T21">)</text:span>for the bus we <text:s/><text:span text:style-name="T8">_________________</text:span><text:span text:style-name="T22">(</text:span><text:span text:style-name="T24">see</text:span><text:span text:style-name="T22">)</text:span><text:span text:style-name="T8"> </text:span>two children flashing by w<text:span text:style-name="T55">i</text:span>th their roller skates.</text:p>
      <text:p text:style-name="P14"><text:span text:style-name="T56">13. When we finally got to the village we </text:span><text:span text:style-name="T8">_________________ </text:span><text:span text:style-name="T47"><text:s/>(</text:span><text:span text:style-name="T2">travel</text:span><text:span text:style-name="T47">) for over five hours. We were exhausted.</text:span></text:p>
      <text:p text:style-name="P14"/>
      <text:p text:style-name="P14"/>
      <text:p text:style-name="P14"><text:soft-page-break/><text:line-break/></text:p>
      <text:p text:style-name="P15"><text:line-break/><text:span text:style-name="T58">When Carol called last night I </text:span><text:span text:style-name="T7">was watching</text:span><text:span text:style-name="T58"> my favorite TV show.</text:span></text:p>
      <text:p text:style-name="P16">I <text:span text:style-name="T1">have been working</text:span> for this company for more than thirty years and I <text:span text:style-name="T1">intend</text:span> to stay here until I retire.</text:p>
      <text:p text:style-name="P16">Sharon loves to travel. She <text:span text:style-name="T1">goes</text:span> abroad almost every summer. Next year she plans to go to Peru.</text:p>
      <text:p text:style-name="P16">Thomas is an author who <text:span text:style-name="T1">has been writing</text:span> since he was a child. Altogether <text:span text:style-name="T1">he has written</text:span> seven novels and three collections of short stories.</text:p>
      <text:p text:style-name="P16">We <text:span text:style-name="T1">were</text:span> late because we <text:span text:style-name="T1">had</text:span> some car problems. By the time we got to the train Susan <text:span text:style-name="T1">had been waiting</text:span> for us for more than two hours.</text:p>
      <text:p text:style-name="P16">Every day I <text:span text:style-name="T1">wake</text:span> up at six, eat breakfast at seven and leave for work at eight. </text:p>
      <text:p text:style-name="P16">Right now Jim <text:span text:style-name="T1">is preparing</text:span> dinner and Sandra <text:span text:style-name="T1">is bringing</text:span> the children to bed. Last night at this time they <text:span text:style-name="T1">were doing</text:span> the same thing.</text:p>
      <text:p text:style-name="P16">By this time next summer you will have completed your studies and found a job. I, on the other hand, will not have accomplished anything. I will still be studying and you will be working in some new high paying job.</text:p>
      <text:p text:style-name="P16">The students are usually taught by Mr. Bingham. However, this week, they are being taught by the assistant teacher.</text:p>
      <text:p text:style-name="P16">Bob has been on the phone for over an hour. I wonder when he’s finished.</text:p>
      <text:p text:style-name="P16">Mary always takes the children to football training at this time.</text:p>
      <text:p text:style-name="P16">While we were waiting for the bus we saw two children flashing by with their roller skates.</text:p>
      <text:p text:style-name="P16">When we finally got to the village we had been <text:span text:style-name="T59">traveling</text:span> for over five hours. We were exhau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, Arial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55:27.597615315</meta:creation-date>
    <dc:date>2019-03-04T03:41:52.804476370</dc:date>
    <meta:editing-duration>PT40M53S</meta:editing-duration>
    <meta:editing-cycles>118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558" meta:character-count="3253" meta:non-whitespace-character-count="2706"/>
  </office:meta>
</office:document-meta>
</file>